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 style:parent-style-name="objectwithoutfill">
      <style:graphic-properties draw:stroke="dash" draw:stroke-dash="Ultrafine_20_Dashed" svg:stroke-color="#999999" draw:fill="solid" draw:textarea-vertical-align="middle"/>
    </style:style>
    <style:style style:name="gr3" style:family="graphic" style:parent-style-name="objectwithoutfill">
      <style:graphic-properties draw:stroke="dash" draw:stroke-dash="Ultrafine_20_Dashed" svg:stroke-color="#999999" draw:fill="solid" draw:textarea-vertical-align="middle"/>
    </style:style>
    <style:style style:name="gr4" style:family="graphic" style:parent-style-name="objectwithoutfill">
      <style:graphic-properties svg:stroke-width="0.053cm" svg:stroke-color="#00a933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ff3838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a1467e" draw:fill-color="#e0c2cd" draw:textarea-horizontal-align="justify" draw:textarea-vertical-align="middle" draw:auto-grow-height="false" fo:min-height="0cm" fo:min-width="0cm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8" style:family="graphic" style:parent-style-name="objectwithoutfill">
      <style:graphic-properties svg:stroke-color="#999999" draw:marker-start="Arrow" draw:fill="solid" draw:textarea-vertical-align="middl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e0c2cd"/>
      <style:paragraph-properties fo:text-align="center"/>
    </style:style>
    <style:style style:name="P4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measurelines" svg:width="0.502cm" svg:height="1.187cm" svg:x="4.096cm" svg:y="4.374cm">
          <draw:text-box>
            <text:p/>
          </draw:text-box>
        </draw:frame>
        <draw:line draw:style-name="gr2" draw:text-style-name="P2" draw:layer="layout" svg:x1="0.098cm" svg:y1="0.509cm" svg:x2="7.804cm" svg:y2="0.509cm">
          <text:p/>
        </draw:line>
        <draw:line draw:style-name="gr2" draw:text-style-name="P2" draw:layer="layout" svg:x1="0.098cm" svg:y1="1.509cm" svg:x2="7.804cm" svg:y2="1.509cm">
          <text:p/>
        </draw:line>
        <draw:line draw:style-name="gr2" draw:text-style-name="P2" draw:layer="layout" svg:x1="0.098cm" svg:y1="2.509cm" svg:x2="7.804cm" svg:y2="2.509cm">
          <text:p/>
        </draw:line>
        <draw:line draw:style-name="gr3" draw:text-style-name="P2" draw:layer="layout" svg:x1="0.098cm" svg:y1="3.509cm" svg:x2="7.804cm" svg:y2="3.509cm">
          <text:p/>
        </draw:line>
        <draw:line draw:style-name="gr3" draw:text-style-name="P2" draw:layer="layout" svg:x1="0.098cm" svg:y1="4.509cm" svg:x2="7.804cm" svg:y2="4.509cm">
          <text:p/>
        </draw:line>
        <draw:line draw:style-name="gr3" draw:text-style-name="P2" draw:layer="layout" svg:x1="0.098cm" svg:y1="5.509cm" svg:x2="7.804cm" svg:y2="5.509cm">
          <text:p/>
        </draw:line>
        <draw:line draw:style-name="gr2" draw:text-style-name="P2" draw:layer="layout" svg:x1="1.29cm" svg:y1="-0.961cm" svg:x2="1.29cm" svg:y2="6.745cm">
          <text:p/>
        </draw:line>
        <draw:line draw:style-name="gr2" draw:text-style-name="P2" draw:layer="layout" svg:x1="2.29cm" svg:y1="-0.961cm" svg:x2="2.29cm" svg:y2="6.745cm">
          <text:p/>
        </draw:line>
        <draw:line draw:style-name="gr2" draw:text-style-name="P2" draw:layer="layout" svg:x1="3.29cm" svg:y1="-0.961cm" svg:x2="3.29cm" svg:y2="6.745cm">
          <text:p/>
        </draw:line>
        <draw:line draw:style-name="gr2" draw:text-style-name="P2" draw:layer="layout" svg:x1="4.29cm" svg:y1="-0.961cm" svg:x2="4.29cm" svg:y2="6.745cm">
          <text:p/>
        </draw:line>
        <draw:line draw:style-name="gr2" draw:text-style-name="P2" draw:layer="layout" svg:x1="5.29cm" svg:y1="-0.961cm" svg:x2="5.29cm" svg:y2="6.745cm">
          <text:p/>
        </draw:line>
        <draw:line draw:style-name="gr2" draw:text-style-name="P2" draw:layer="layout" svg:x1="6.29cm" svg:y1="-0.961cm" svg:x2="6.29cm" svg:y2="6.745cm">
          <text:p/>
        </draw:line>
        <draw:line draw:style-name="gr2" draw:text-style-name="P2" draw:layer="layout" svg:x1="7.29cm" svg:y1="-0.961cm" svg:x2="7.29cm" svg:y2="6.745cm">
          <text:p/>
        </draw:line>
        <draw:line draw:style-name="gr2" draw:text-style-name="P2" draw:layer="layout" svg:x1="0.29cm" svg:y1="-0.961cm" svg:x2="0.29cm" svg:y2="6.745cm">
          <text:p/>
        </draw:line>
        <draw:line draw:style-name="gr4" draw:text-style-name="P2" draw:layer="layout" svg:x1="1.305cm" svg:y1="4.518cm" svg:x2="1.3cm" svg:y2="3.512cm">
          <text:p/>
        </draw:line>
        <draw:line draw:style-name="gr5" draw:text-style-name="P2" draw:layer="layout" svg:x1="1.296cm" svg:y1="4.515cm" svg:x2="2.282cm" svg:y2="4.511cm">
          <text:p/>
        </draw:line>
        <draw:custom-shape draw:style-name="gr6" draw:text-style-name="P3" draw:layer="layout" svg:width="0.206cm" svg:height="0.206cm" draw:transform="rotate (-0.677187749773801) translate (1.29cm 4.3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measurelines" svg:width="0.441cm" svg:height="0.526cm" svg:x="1.661cm" svg:y="4.64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4" draw:layer="measurelines" svg:width="0.441cm" svg:height="0.526cm" svg:x="0.7cm" svg:y="3.30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4" draw:layer="measurelines" svg:width="0.529cm" svg:height="0.47cm" svg:x="0.827cm" svg:y="4.59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4" draw:layer="measurelines" svg:width="0.902cm" svg:height="0.53cm" svg:x="0.184cm" svg:y="4.21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4" draw:text-style-name="P2" draw:layer="layout" svg:x1="6.303cm" svg:y1="2.5cm" svg:x2="5.297cm" svg:y2="2.505cm">
          <text:p/>
        </draw:line>
        <draw:line draw:style-name="gr5" draw:text-style-name="P2" draw:layer="layout" svg:x1="6.3cm" svg:y1="2.509cm" svg:x2="6.296cm" svg:y2="1.523cm">
          <text:p/>
        </draw:line>
        <draw:custom-shape draw:style-name="gr6" draw:text-style-name="P3" draw:layer="layout" svg:width="0.206cm" svg:height="0.206cm" draw:transform="rotate (0.893608577021097) translate (6.15cm 2.5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measurelines" svg:width="0.488cm" svg:height="0.526cm" svg:x="6.422cm" svg:y="1.8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4" draw:layer="measurelines" svg:width="0.56cm" svg:height="0.526cm" svg:x="5.664cm" svg:y="2.57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4" draw:layer="measurelines" svg:width="0.492cm" svg:height="0.47cm" svg:x="6.275cm" svg:y="2.55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7" draw:text-style-name="P4" draw:layer="measurelines" svg:width="0.902cm" svg:height="0.53cm" svg:x="6.599cm" svg:y="2.80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4" draw:text-style-name="P2" draw:layer="layout" svg:x1="2.3cm" svg:y1="2.483cm" svg:x2="1.585cm" svg:y2="1.775cm">
          <text:p/>
        </draw:line>
        <draw:line draw:style-name="gr5" draw:text-style-name="P2" draw:layer="layout" svg:x1="2.291cm" svg:y1="2.487cm" svg:x2="2.985cm" svg:y2="1.787cm">
          <text:p/>
        </draw:line>
        <draw:custom-shape draw:style-name="gr6" draw:text-style-name="P3" draw:layer="layout" svg:width="0.206cm" svg:height="0.206cm" draw:transform="rotate (0.108210413623648) translate (2.181cm 2.3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2" draw:layer="layout" svg:width="0.575cm" svg:height="0.141cm" draw:transform="skewX (-0.016929693744345) rotate (2.04168615898297) translate (3.10254975076606cm 2.48340993727817cm)" svg:viewBox="0 0 576 142" svg:d="M576 142c-445 1-576-142-576-142">
          <text:p/>
        </draw:path>
        <draw:frame draw:style-name="gr7" draw:text-style-name="P4" draw:layer="measurelines" svg:width="0.649cm" svg:height="0.526cm" svg:x="2.783cm" svg:y="1.2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7" draw:text-style-name="P4" draw:layer="measurelines" svg:width="0.721cm" svg:height="0.526cm" svg:x="0.946cm" svg:y="1.72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7" draw:text-style-name="P4" draw:layer="measurelines" svg:width="0.509cm" svg:height="0.47cm" svg:x="2.185cm" svg:y="2.55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7" draw:text-style-name="P4" draw:layer="measurelines" svg:width="0.902cm" svg:height="0.53cm" svg:x="1.365cm" svg:y="2.51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7" draw:text-style-name="P4" draw:layer="measurelines" svg:width="0.878cm" svg:height="0.47cm" svg:x="3.201cm" svg:y="2.00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custom-shape draw:style-name="gr6" draw:text-style-name="P3" draw:layer="layout" svg:width="0.206cm" svg:height="0.206cm" draw:transform="rotate (-0.677187749773801) translate (4.276cm 3.3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measurelines" svg:width="0.496cm" svg:height="0.47cm" svg:x="4.29cm" svg:y="3.56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style-name="gr6" draw:text-style-name="P3" draw:layer="layout" svg:width="0.206cm" svg:height="0.206cm" draw:transform="rotate (-0.677187749773801) translate (3.282cm 0.3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measurelines" svg:width="0.522cm" svg:height="0.47cm" svg:x="3.348cm" svg:y="0.49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8T15:36:07.809007031</meta:creation-date>
    <dc:date>2022-01-24T17:00:16.767239441</dc:date>
    <meta:editing-duration>PT26M3S</meta:editing-duration>
    <meta:editing-cycles>9</meta:editing-cycles>
    <meta:generator>LibreOffice/6.0.7.3$Linux_X86_64 LibreOffice_project/00m0$Build-3</meta:generator>
    <meta:document-statistic meta:object-count="42"/>
  </office:meta>
</office:document-meta>
</file>

<file path=Object 1/content.xml><?xml version="1.0" encoding="utf-8"?>
<math xmlns="http://www.w3.org/1998/Math/MathML" display="block">
  <semantics>
    <mover accent="true">
      <mi>j</mi>
      <mo stretchy="false">⃗</mo>
    </mover>
    <annotation encoding="StarMath 5.0">vec j</annotation>
  </semantics>
</math>
</file>

<file path=Object 10/content.xml><?xml version="1.0" encoding="utf-8"?>
<math xmlns="http://www.w3.org/1998/Math/MathML" display="block">
  <semantics>
    <mrow>
      <mo stretchy="false">{</mo>
      <msub>
        <mi>r</mi>
        <mn>1</mn>
      </msub>
      <mo stretchy="false">}</mo>
    </mrow>
    <annotation encoding="StarMath 5.0">\{ r_1 \}</annotation>
  </semantics>
</math>
</file>

<file path=Object 11/content.xml><?xml version="1.0" encoding="utf-8"?>
<math xmlns="http://www.w3.org/1998/Math/MathML" display="block">
  <semantics>
    <mi>C</mi>
    <annotation encoding="StarMath 5.0">C</annotation>
  </semantics>
</math>
</file>

<file path=Object 12/content.xml><?xml version="1.0" encoding="utf-8"?>
<math xmlns="http://www.w3.org/1998/Math/MathML" display="block">
  <semantics>
    <mrow>
      <mo stretchy="false">{</mo>
      <msub>
        <mi>r</mi>
        <mn>3</mn>
      </msub>
      <mo stretchy="false">}</mo>
    </mrow>
    <annotation encoding="StarMath 5.0">\{ r_3 \}</annotation>
  </semantics>
</math>
</file>

<file path=Object 13/content.xml><?xml version="1.0" encoding="utf-8"?>
<math xmlns="http://www.w3.org/1998/Math/MathML" display="block">
  <semantics>
    <mrow>
      <mn>45</mn>
      <mi>°</mi>
    </mrow>
    <annotation encoding="StarMath 5.0">45°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5/content.xml><?xml version="1.0" encoding="utf-8"?>
<math xmlns="http://www.w3.org/1998/Math/MathML" display="block">
  <semantics>
    <mi>Q</mi>
    <annotation encoding="StarMath 5.0">Q</annotation>
  </semantics>
</math>
</file>

<file path=Object 2/content.xml><?xml version="1.0" encoding="utf-8"?>
<math xmlns="http://www.w3.org/1998/Math/MathML" display="block">
  <semantics>
    <mover accent="true">
      <mi>i</mi>
      <mo stretchy="false">⃗</mo>
    </mover>
    <annotation encoding="StarMath 5.0">vec i</annotation>
  </semantics>
</math>
</file>

<file path=Object 3/content.xml><?xml version="1.0" encoding="utf-8"?>
<math xmlns="http://www.w3.org/1998/Math/MathML" display="block">
  <semantics>
    <mi>A</mi>
    <annotation encoding="StarMath 5.0">A</annotation>
  </semantics>
</math>
</file>

<file path=Object 4/content.xml><?xml version="1.0" encoding="utf-8"?>
<math xmlns="http://www.w3.org/1998/Math/MathML" display="block">
  <semantics>
    <mover accent="true">
      <mrow>
        <mi>i</mi>
        <mi>'</mi>
      </mrow>
      <mo stretchy="false">⃗</mo>
    </mover>
    <annotation encoding="StarMath 5.0">vec {i'}</annotation>
  </semantics>
</math>
</file>

<file path=Object 5/content.xml><?xml version="1.0" encoding="utf-8"?>
<math xmlns="http://www.w3.org/1998/Math/MathML" display="block">
  <semantics>
    <mover accent="true">
      <mrow>
        <mi>j</mi>
        <mi>'</mi>
      </mrow>
      <mo stretchy="false">⃗</mo>
    </mover>
    <annotation encoding="StarMath 5.0">vec { j' } </annotation>
  </semantics>
</math>
</file>

<file path=Object 6/content.xml><?xml version="1.0" encoding="utf-8"?>
<math xmlns="http://www.w3.org/1998/Math/MathML" display="block">
  <semantics>
    <mi>B</mi>
    <annotation encoding="StarMath 5.0">B</annotation>
  </semantics>
</math>
</file>

<file path=Object 7/content.xml><?xml version="1.0" encoding="utf-8"?>
<math xmlns="http://www.w3.org/1998/Math/MathML" display="block">
  <semantics>
    <mrow>
      <mo stretchy="false">{</mo>
      <msub>
        <mi>r</mi>
        <mn>2</mn>
      </msub>
      <mo stretchy="false">}</mo>
    </mrow>
    <annotation encoding="StarMath 5.0">\{ r_2 \}</annotation>
  </semantics>
</math>
</file>

<file path=Object 8/content.xml><?xml version="1.0" encoding="utf-8"?>
<math xmlns="http://www.w3.org/1998/Math/MathML" display="block">
  <semantics>
    <mover accent="true">
      <mrow>
        <mi>i</mi>
        <mi>'</mi>
        <mi>'</mi>
      </mrow>
      <mo stretchy="false">⃗</mo>
    </mover>
    <annotation encoding="StarMath 5.0">vec {i''}</annotation>
  </semantics>
</math>
</file>

<file path=Object 9/content.xml><?xml version="1.0" encoding="utf-8"?>
<math xmlns="http://www.w3.org/1998/Math/MathML" display="block">
  <semantics>
    <mover accent="true">
      <mrow>
        <mi>j</mi>
        <mi>'</mi>
        <mi>'</mi>
      </mrow>
      <mo stretchy="false">⃗</mo>
    </mover>
    <annotation encoding="StarMath 5.0">vec {j''}</annotation>
  </semantics>
</math>
</file>